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center" fo:margin-top="0.0833in"/>
    </style:style>
    <style:style style:name="T3" style:parent-style-name="DefaultParagraphFont" style:family="text">
      <style:text-properties fo:color="#FFFFFF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  <style:style style:name="P8" style:parent-style-name="NoSpacing" style:family="paragraph">
      <style:paragraph-properties fo:text-align="center"/>
    </style:style>
    <style:style style:name="T9" style:parent-style-name="DefaultParagraphFont" style:family="text">
      <style:text-properties style:font-name="Aptos Display" style:font-name-asian="Times New Roman" style:font-name-complex="Times New Roman" fo:text-transform="uppercase" fo:color="#156082" fo:font-size="36pt" style:font-size-asian="36pt" style:font-size-complex="36pt"/>
    </style:style>
    <style:style style:name="P10" style:parent-style-name="Normal" style:family="paragraph">
      <style:paragraph-properties fo:break-before="page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2" style:parent-style-name="Hyperlink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Heading1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ListParagraph" style:list-style-name="LFO2" style:family="paragraph">
      <style:text-properties fo:font-size="11pt" style:font-size-asian="11pt" style:font-size-complex="11pt"/>
    </style:style>
    <style:style style:name="P45" style:parent-style-name="ListParagraph" style:list-style-name="LFO2" style:family="paragraph">
      <style:text-properties fo:font-size="11pt" style:font-size-asian="11pt" style:font-size-complex="11pt"/>
    </style:style>
    <style:style style:name="P46" style:parent-style-name="ListParagraph" style:list-style-name="LFO2" style:family="paragraph">
      <style:text-properties fo:font-size="11pt" style:font-size-asian="11pt" style:font-size-complex="11pt"/>
    </style:style>
    <style:style style:name="P47" style:parent-style-name="ListParagraph" style:list-style-name="LFO2" style:family="paragraph">
      <style:text-properties fo:font-size="11pt" style:font-size-asian="11pt" style:font-size-complex="11pt"/>
    </style:style>
    <style:style style:name="P48" style:parent-style-name="ListParagraph" style:list-style-name="LFO2" style:family="paragraph">
      <style:text-properties fo:font-size="11pt" style:font-size-asian="11pt" style:font-size-complex="11pt"/>
    </style:style>
    <style:style style:name="P49" style:parent-style-name="ListParagraph" style:list-style-name="LFO2" style:family="paragraph">
      <style:text-properties fo:font-size="11pt" style:font-size-asian="11pt" style:font-size-complex="11pt"/>
    </style:style>
    <style:style style:name="P50" style:parent-style-name="ListParagraph" style:list-style-name="LFO2" style:family="paragraph">
      <style:text-properties fo:font-size="11pt" style:font-size-asian="11pt" style:font-size-complex="11pt"/>
    </style:style>
    <style:style style:name="P51" style:parent-style-name="ListParagraph" style:list-style-name="LFO2" style:family="paragraph">
      <style:text-properties fo:font-size="11pt" style:font-size-asian="11pt" style:font-size-complex="11pt"/>
    </style:style>
    <style:style style:name="P52" style:parent-style-name="ListParagraph" style:list-style-name="LFO2" style:family="paragraph">
      <style:text-properties fo:font-size="11pt" style:font-size-asian="11pt" style:font-size-complex="11pt"/>
    </style:style>
    <style:style style:name="P53" style:parent-style-name="ListParagraph" style:list-style-name="LFO2" style:family="paragraph">
      <style:text-properties fo:font-size="11pt" style:font-size-asian="11pt" style:font-size-complex="11pt"/>
    </style:style>
    <style:style style:name="P54" style:parent-style-name="ListParagraph" style:list-style-name="LFO2" style:family="paragraph">
      <style:text-properties fo:font-size="11pt" style:font-size-asian="11pt" style:font-size-complex="11pt"/>
    </style:style>
    <style:style style:name="P55" style:parent-style-name="ListParagraph" style:list-style-name="LFO2" style:family="paragraph">
      <style:text-properties fo:font-size="11pt" style:font-size-asian="11pt" style:font-size-complex="11pt"/>
    </style:style>
    <style:style style:name="P56" style:parent-style-name="ListParagraph" style:list-style-name="LFO2" style:family="paragraph"/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9" style:parent-style-name="ListParagraph" style:list-style-name="LFO2" style:family="paragraph"/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2" style:parent-style-name="ListParagraph" style:list-style-name="LFO2" style:family="paragraph"/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5" style:parent-style-name="ListParagraph" style:list-style-name="LFO2" style:family="paragraph"/>
    <style:style style:name="T66" style:parent-style-name="DefaultParagraphFont" style:family="text">
      <style:text-properties fo:font-size="11pt" style:font-size-asian="11pt" style:font-size-complex="11pt"/>
    </style:style>
    <style:style style:name="P67" style:parent-style-name="Heading1" style:family="paragraph">
      <style:paragraph-properties fo:text-align="center"/>
    </style:style>
    <style:style style:name="P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0">
      <style:graphic-properties draw:fill="solid" draw:fill-color="#156082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8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2"><text:span text:style-name="T3">Eric Spiteri</text:span></text:p><text:p text:style-name="P4"><text:span text:style-name="T5">PHP AND DATABASES</text:span><text:span text:style-name="T6">  </text:span><text:span text:style-name="T7">ERIC SPITERI 5.2 ID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8"><text:span text:style-name="T9">PLANNING DOCUMENT</text:span></text:p></draw:text-box><svg:title/><svg:desc/></draw:frame></draw:g></text:p>
      <text:p text:style-name="P10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92342341" office:target-frame-name="_top" xlink:show="replace"><text:span text:style-name="T12">Project Description</text:span><text:tab/>2</text:a></text:p>
        </text:index-body>
      </text:table-of-content>
      <text:p text:style-name="Normal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h text:style-name="P39" text:outline-level="1"><text:bookmark-start text:name="_Toc192342341"/>Project Description<text:bookmark-end text:name="_Toc192342341"/></text:h>
      <text:p text:style-name="P40">A property booking company wants an online portal in which users can not only<text:s/>view<text:s/>properties, but obviously have a registered account by which they can log-in in order to have their bookings personalised to their account.<text:s/></text:p>
      <text:p text:style-name="P41">In addition, a user can<text:s/>view and<text:s/>edit their account details (Note that the user can only edit account details<text:s/>with the condition that they don’t have any bookings present) as well as edit or cancel any bookings within a timeframe.</text:p>
      <text:p text:style-name="P42">An administrator for the website has the authority to add, remove and edit any properties within the available property list.<text:s/>If a booking with a specific property that has been modified is present, the booking will update automatically as well as be removed completely if the property gets removed first by the admin.</text:p>
      <text:p text:style-name="P43">For this project, the following functionality will be available:</text:p>
      <text:list text:style-name="LFO2" text:continue-numbering="true">
        <text:list-item>
          <text:p text:style-name="P44">View Properties</text:p>
        </text:list-item>
        <text:list-item>
          <text:p text:style-name="P45">View Property details</text:p>
        </text:list-item>
        <text:list-item>
          <text:p text:style-name="P46">View Bookings</text:p>
        </text:list-item>
        <text:list-item>
          <text:p text:style-name="P47">View Booking Details</text:p>
        </text:list-item>
        <text:list-item>
          <text:p text:style-name="P48">Create Account</text:p>
        </text:list-item>
        <text:list-item>
          <text:p text:style-name="P49">View Account details</text:p>
        </text:list-item>
        <text:list-item>
          <text:p text:style-name="P50">Edit Account details</text:p>
        </text:list-item>
        <text:list-item>
          <text:p text:style-name="P51">Login</text:p>
        </text:list-item>
        <text:list-item>
          <text:p text:style-name="P52">Logout</text:p>
        </text:list-item>
        <text:list-item>
          <text:p text:style-name="P53">Book Property</text:p>
        </text:list-item>
        <text:list-item>
          <text:p text:style-name="P54">Undo booking (within timeframe)</text:p>
        </text:list-item>
        <text:list-item>
          <text:p text:style-name="P55">Login into administration page</text:p>
        </text:list-item>
        <text:list-item>
          <text:p text:style-name="P56"><text:span text:style-name="T57">Remove Property<text:s/></text:span><text:span text:style-name="T58">(Admin only)</text:span></text:p>
        </text:list-item>
        <text:list-item>
          <text:p text:style-name="P59"><text:span text:style-name="T60">Add Property<text:s/></text:span><text:span text:style-name="T61">(Admin Only)</text:span></text:p>
        </text:list-item>
        <text:list-item>
          <text:p text:style-name="P62"><text:span text:style-name="T63">Change property details<text:s/></text:span><text:span text:style-name="T64">(Admin Only)</text:span></text:p>
        </text:list-item>
        <text:list-item>
          <text:p text:style-name="P65"><text:span text:style-name="T66">Logout of administration page</text:span></text:p>
        </text:list-item>
      </text:list>
      <text:soft-page-break/>
      <text:h text:style-name="P67" text:outline-level="1">Sitemap</text:h>
      <text:p text:style-name="P68"/>
      <text:p text:style-name="P69"/>
      <text:p text:style-name="P70"/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 fo:language="en" fo:country="US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LANNING DOCUMENT</dc:title>
    <dc:description/>
    <dc:subject/>
    <meta:initial-creator>Eric Spiteri</meta:initial-creator>
    <dc:creator>Eric Spiteri</dc:creator>
    <meta:creation-date>2025-03-08T12:29:00Z</meta:creation-date>
    <dc:date>2025-03-08T15:07:00Z</dc:date>
    <meta:template xlink:href="Normal" xlink:type="simple"/>
    <meta:editing-cycles>2</meta:editing-cycles>
    <meta:editing-duration>PT9480S</meta:editing-duration>
    <meta:document-statistic meta:page-count="4" meta:paragraph-count="2" meta:word-count="204" meta:character-count="1369" meta:row-count="9" meta:non-whitespace-character-count="1167"/>
  </office:meta>
</office:document-meta>
</file>